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30ADAA532B7FD1E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36pt"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color="#ffffff" fo:font-size="32pt" fo:text-shadow="1pt 1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  <style:text-properties fo:color="#ffffff" fo:font-size="36pt" fo:text-shadow="1pt 1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7cm" fo:margin-right="0cm" fo:margin-top="0cm" fo:margin-bottom="0cm" fo:text-indent="-1.27cm" style:text-autospace="none"/>
      <style:text-properties fo:color="#ffffff" fo:font-size="32pt" fo:text-shadow="1pt 1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 Semibold" fo:font-size="28pt" fo:text-shadow="1pt 1pt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ffffff" style:font-name="Segoe UI1" fo:font-size="32pt" fo:font-style="normal" fo:text-shadow="1pt 1pt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ffffff" style:font-name="Segoe UI1" fo:font-size="24pt" fo:text-shadow="1pt 1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ffffff" style:font-name="Segoe UI1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24pt" fo:font-style="normal" fo:text-shadow="1pt 1pt" style:text-underline-style="none" fo:font-weight="bold" style:letter-kerning="true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288cm" svg:height="3.063cm" svg:x="8.128cm" svg:y="1.27cm">
          <draw:text-box>
            <text:p text:style-name="P1"><text:span text:style-name="T1">Hymn #374</text:span></text:p>
            <text:p text:style-name="P1"><text:span text:style-name="T2">“</text:span><text:span text:style-name="T2">Gentle Mary Laid Her Chil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19.05cm" svg:height="7.011cm" svg:x="7.366cm" svg:y="1.016cm">
          <draw:text-box>
            <text:p text:style-name="P4"><text:span text:style-name="T3">1.</text:span><text:span text:style-name="T4"> Gentle Mary laid her child</text:span><text:span text:style-name="T4"><text:line-break/></text:span><text:span text:style-name="T4">Lowly in a manger;</text:span><text:span text:style-name="T4"><text:line-break/></text:span><text:span text:style-name="T4">There He lay, the Undefiled,</text:span><text:span text:style-name="T4"><text:line-break/></text:span><text:span text:style-name="T4">To the world a strang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18.288cm" svg:height="7.011cm" svg:x="8.128cm" svg:y="1.016cm">
          <draw:text-box>
            <text:p text:style-name="P4"><text:span text:style-name="T4">Such a babe in such a place,</text:span><text:span text:style-name="T4"><text:line-break/></text:span><text:span text:style-name="T4">Can He be the Savior?</text:span><text:span text:style-name="T4"><text:line-break/></text:span><text:span text:style-name="T4">Ask the saved of all the race</text:span><text:span text:style-name="T4"><text:line-break/></text:span><text:span text:style-name="T4">Who have found Hi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4" draw:text-style-name="P7" draw:layer="layout" svg:width="21.082cm" svg:height="7.366cm" svg:x="5.842cm" svg:y="1.016cm">
          <draw:text-box>
            <text:p text:style-name="P6"><text:span text:style-name="T5">2.</text:span><text:span text:style-name="T6"> Angels sang about His birth,</text:span></text:p>
            <text:p text:style-name="P6"><text:span text:style-name="T6">Wise Men sought and found Him;</text:span></text:p>
            <text:p text:style-name="P6"><text:span text:style-name="T6">Heaven’s star shone brightly forth</text:span></text:p>
            <text:p text:style-name="P6"><text:span text:style-name="T6">Glory all aroun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10" draw:layer="layout" svg:width="21.844cm" svg:height="8.701cm" svg:x="5.334cm" svg:y="1.27cm">
          <draw:text-box>
            <text:p text:style-name="P9"><text:span text:style-name="T6">Shepherds saw the wondrous sight,</text:span></text:p>
            <text:p text:style-name="P9"><text:span text:style-name="T6">Heard the angels singing;</text:span></text:p>
            <text:p text:style-name="P9"><text:span text:style-name="T6">All the plains were lit that night,</text:span></text:p>
            <text:p text:style-name="P9"><text:span text:style-name="T6">All the hills were ring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10" draw:layer="layout" svg:width="17.526cm" svg:height="7.011cm" svg:x="8.382cm" svg:y="1.016cm">
          <draw:text-box>
            <text:p text:style-name="P9"><text:span text:style-name="T5">3.</text:span><text:span text:style-name="T6"> Gentle Mary laid her child</text:span></text:p>
            <text:p text:style-name="P9"><text:span text:style-name="T6">Lowly in a manger;</text:span></text:p>
            <text:p text:style-name="P9"><text:span text:style-name="T6">He is still the Undefiled</text:span></text:p>
            <text:p text:style-name="P9"><text:span text:style-name="T6">But no more a strang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6" draw:text-style-name="P12" draw:layer="layout" svg:width="20.32cm" svg:height="11.45cm" svg:x="6.35cm" svg:y="1.016cm">
          <draw:text-box>
            <text:p text:style-name="P6"><text:span text:style-name="T6">Son of God of humble birth,</text:span></text:p>
            <text:p text:style-name="P6"><text:span text:style-name="T6">Beautiful the story;</text:span></text:p>
            <text:p text:style-name="P6"><text:span text:style-name="T6">Praise His name in all the earth;</text:span></text:p>
            <text:p text:style-name="P6"><text:span text:style-name="T6">Hail the King of glory!</text:span></text:p>
            <text:p text:style-name="P11"><text:span text:style-name="T6"/></text:p>
            <text:p text:style-name="P11"><text:span text:style-name="T7"/></text:p>
            <text:p text:style-name="P11"><text:span text:style-name="T7"/></text:p>
            <text:p text:style-name="P11"><text:span text:style-name="T8"><text:s text:c="69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fill-image draw:name="Bitmap_20_2" draw:display-name="Bitmap 2" xlink:href="Pictures/10000000000004220000025330ADAA532B7FD1ED.jpg" xlink:type="simple" xlink:show="embed" xlink:actuate="onLoad"/>
    <draw:fill-image draw:name="Bitmap_20_3" draw:display-name="Bitmap 3" xlink:href="Pictures/10000000000004220000025330ADAA532B7FD1ED.jpg" xlink:type="simple" xlink:show="embed" xlink:actuate="onLoad"/>
    <draw:fill-image draw:name="Bitmap_20_4" draw:display-name="Bitmap 4" xlink:href="Pictures/10000000000004220000025330ADAA532B7FD1ED.jpg" xlink:type="simple" xlink:show="embed" xlink:actuate="onLoad"/>
    <draw:fill-image draw:name="Bitmap_20_5" draw:display-name="Bitmap 5" xlink:href="Pictures/10000000000004220000025330ADAA532B7FD1ED.jpg" xlink:type="simple" xlink:show="embed" xlink:actuate="onLoad"/>
    <draw:fill-image draw:name="Bitmap_20_6" draw:display-name="Bitmap 6" xlink:href="Pictures/10000000000004220000025330ADAA532B7FD1ED.jpg" xlink:type="simple" xlink:show="embed" xlink:actuate="onLoad"/>
    <draw:fill-image draw:name="Bitmap_20_7" draw:display-name="Bitmap 7" xlink:href="Pictures/10000000000004220000025330ADAA532B7FD1ED.jpg" xlink:type="simple" xlink:show="embed" xlink:actuate="onLoad"/>
    <draw:fill-image draw:name="Bitmap_20_8" draw:display-name="Bitmap 8" xlink:href="Pictures/10000000000004220000025330ADAA532B7FD1E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dle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53:23.563000000</meta:creation-date>
    <dc:title>candle2</dc:title>
    <meta:editing-duration>PT17M</meta:editing-duration>
    <meta:editing-cycles>10</meta:editing-cycles>
    <meta:generator>LibreOffice/5.3.7.2$Windows_X86_64 LibreOffice_project/6b8ed514a9f8b44d37a1b96673cbbdd077e24059</meta:generator>
    <meta:initial-creator>Arthur Hoch</meta:initial-creator>
    <dc:date>2017-12-23T14:20:00.973000000</dc:date>
    <meta:document-statistic meta:object-count="64"/>
    <meta:template xlink:type="simple" xlink:actuate="onRequest" xlink:title="candle2" xlink:href="../../AppData/Roaming/LibreOffice/4/user/template/candle2.otp" meta:date="2014-12-21T21:53:23.266000000"/>
  </office:meta>
</office:document-meta>
</file>